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setNam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Attribute( AttributeDescriptor attribute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isEqual( String one , String tw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ttribute.setTyp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Attribute( String name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ttribut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